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<text:span text:style-name="T1">th</text:span></text:p>
          </table:table-cell>
          <table:table-cell/>
        </table:table-row>
        <table:table-row table:style-name="ro1">
          <table:table-cell office:value-type="string" calcext:value-type="string">
            <text:p>C<text:span text:style-name="T1">heat</text:span></text:p>
          </table:table-cell>
          <table:table-cell office:value-type="string" calcext:value-type="string">
            <text:p>CHEAT</text:p>
          </table:table-cell>
        </table:table-row>
        <table:table-row table:style-name="ro2">
          <table:table-cell office:value-type="string" calcext:value-type="string">
            <text:p>t<text:span text:style-name="T1">sim</text:span>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t<text:span text:style-name="T1">sample</text:span>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imulation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CHEAT" table:base-cell-address="$Parameters.$B$2" table:cell-range-address="$Parameters.$B$2"/>
        <table:named-range table:name="RTH" table:base-cell-address="$Parameters.$B$1" table:cell-range-address="$Parameters.$B$1"/>
        <table:named-range table:name="tsample" table:base-cell-address="$Parameters.$B$4" table:cell-range-address="$Parameters.$B$4"/>
        <table:named-range table:name="tsim" table:base-cell-address="$Parameters.$B$3" table:cell-range-address="$Parameters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30T20:58:16.115952065</meta:creation-date>
    <dc:date>2025-06-30T23:28:49.791937729</dc:date>
    <meta:editing-duration>PT2H20M20S</meta:editing-duration>
    <meta:editing-cycles>1</meta:editing-cycles>
    <meta:document-statistic meta:table-count="2" meta:cell-count="7" meta:object-count="0"/>
    <meta:generator>LibreOffice/25.2.4.3$Linux_X86_64 LibreOffice_project/520$Build-3</meta:generator>
  </office:meta>
</office:document-meta>
</file>